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mic Sans MS" svg:font-family="'Comic Sans MS'" style:font-family-generic="roman" style:font-pitch="variable"/>
    <style:font-face style:name="Comic Sans MS1" svg:font-family="'Comic Sans M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2" svg:font-family="'Comic Sans MS'" style:font-adornments="Regular" style:font-family-generic="script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279cm" draw:marker-end-width="0.279cm" draw:fill="none" draw:fill-color="#ff0000" draw:textarea-horizontal-align="justify" draw:textarea-vertical-align="middle" draw:auto-grow-height="false" fo:min-height="24.973cm" fo:min-width="17.897cm" fo:padding-top="0.15cm" fo:padding-bottom="0.15cm" fo:padding-left="0.275cm" fo:padding-right="0.275cm"/>
    </style:style>
    <style:style style:name="gr2" style:family="graphic" style:parent-style-name="standard">
      <style:graphic-properties svg:stroke-width="0.051cm" svg:stroke-color="#000000" draw:marker-start-width="0.279cm" draw:marker-end-width="0.279cm" draw:fill="none" draw:textarea-horizontal-align="justify" draw:textarea-vertical-align="middle" draw:auto-grow-height="false" fo:min-height="24.719cm" fo:min-width="17.611cm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draw:auto-grow-width="true" fo:min-height="1.39cm" fo:min-width="14.994cm"/>
      <style:paragraph-properties style:writing-mode="lr-tb"/>
    </style:style>
    <style:style style:name="P1" style:family="paragraph">
      <loext:graphic-properties draw:fill="none" draw:fill-color="#ff0000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8.447cm" svg:height="25.273cm" svg:x="2.143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8.161cm" svg:height="25.019cm" svg:x="2.27cm" svg:y="1.127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5.494cm" svg:height="1.64cm" svg:x="3.667cm" svg:y="1.889cm">
          <draw:text-box>
            <text:p text:style-name="P3">Brazil</text:p>
            <text:p text:style-name="P3">1960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mic Sans MS" svg:font-family="'Comic Sans MS'" style:font-family-generic="roman" style:font-pitch="variable"/>
    <style:font-face style:name="Comic Sans MS1" svg:font-family="'Comic Sans M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2" svg:font-family="'Comic Sans MS'" style:font-adornments="Regular" style:font-family-generic="script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omic Sans MS2" fo:font-family="'Comic Sans MS'" style:font-style-name="Regular" style:font-family-generic="script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20T12:48:57.249000000</meta:creation-date>
    <meta:print-date>2021-02-07T09:58:02.201000000</meta:print-date>
    <dc:date>2021-02-14T15:06:27.943518684</dc:date>
    <meta:editing-duration>PT2H5M6S</meta:editing-duration>
    <meta:editing-cycles>36</meta:editing-cycles>
    <meta:generator>LibreOffice/6.4.6.2$Linux_X86_64 LibreOffice_project/40$Build-2</meta:generator>
    <meta:document-statistic meta:object-count="3"/>
  </office:meta>
</office:document-meta>
</file>